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ans-serif"/>
    <style:font-face style:name="Lora" svg:font-family="Lora, serif"/>
    <style:font-face style:name="Open Sans" svg:font-family="'Open Sans', sans-serif"/>
    <style:font-face style:name="monospace" svg:font-family="monospace"/>
    <style:font-face style:name="FreeSans1" svg:font-family="FreeSans" style:font-family-generic="swiss"/>
    <style:font-face style:name="Open Sans1" svg:font-family="'Open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text-position="0% 100%" fo:font-size="18pt" officeooo:rsid="000fa8a9" officeooo:paragraph-rsid="000fa8a9" style:font-size-asian="15.75pt" style:font-size-complex="18pt"/>
    </style:style>
    <style:style style:name="P2" style:family="paragraph" style:parent-style-name="Text_20_body">
      <style:paragraph-properties fo:text-align="start" style:justify-single-word="false"/>
      <style:text-properties fo:color="#000000" style:text-position="0% 100%" style:font-name="Open Sans" fo:font-size="16pt" fo:font-weight="normal" officeooo:rsid="000fa8a9" officeooo:paragraph-rsid="000fa8a9" style:font-size-asian="14pt" style:font-weight-asian="normal" style:font-size-complex="16pt" style:font-weight-complex="normal"/>
    </style:style>
    <style:style style:name="P3" style:family="paragraph" style:parent-style-name="Text_20_body">
      <style:paragraph-properties fo:text-align="start" style:justify-single-word="false"/>
      <style:text-properties fo:color="#252830" style:text-position="0% 100%" style:font-name="Open Sans" fo:font-size="16pt" fo:font-weight="normal" officeooo:rsid="000fa8a9" officeooo:paragraph-rsid="000fa8a9" style:font-size-asian="14pt" style:font-weight-asian="normal" style:font-size-complex="16pt" style:font-weight-complex="normal"/>
    </style:style>
    <style:style style:name="P4"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0fa8a9" officeooo:paragraph-rsid="000fa8a9" style:font-size-asian="14pt" style:font-weight-asian="normal" style:font-size-complex="16pt" style:font-weight-complex="normal"/>
    </style:style>
    <style:style style:name="P5"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1df21f" officeooo:paragraph-rsid="001df21f" style:font-size-asian="15.75pt" style:font-weight-asian="normal" style:font-size-complex="18pt" style:font-weight-complex="normal"/>
    </style:style>
    <style:style style:name="P6"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2010ac" officeooo:paragraph-rsid="002010ac" style:font-size-asian="15.75pt" style:font-weight-asian="normal" style:font-size-complex="18pt" style:font-weight-complex="normal"/>
    </style:style>
    <style:style style:name="P7"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2010ac" officeooo:paragraph-rsid="00325dd7" style:font-size-asian="15.75pt" style:font-weight-asian="normal" style:font-size-complex="18pt" style:font-weight-complex="normal"/>
    </style:style>
    <style:style style:name="P8"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2010ac" officeooo:paragraph-rsid="0038f254" style:font-size-asian="15.75pt" style:font-weight-asian="normal" style:font-size-complex="18pt" style:font-weight-complex="normal"/>
    </style:style>
    <style:style style:name="P9"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2afa00" officeooo:paragraph-rsid="002afa00" style:font-size-asian="15.75pt" style:font-weight-asian="normal" style:font-size-complex="18pt" style:font-weight-complex="normal"/>
    </style:style>
    <style:style style:name="P10"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normal" officeooo:rsid="002afa00" officeooo:paragraph-rsid="00325dd7" style:font-size-asian="15.75pt" style:font-weight-asian="normal" style:font-size-complex="18pt" style:font-weight-complex="normal"/>
    </style:style>
    <style:style style:name="P11"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bold" officeooo:rsid="002010ac" officeooo:paragraph-rsid="002010ac" style:font-size-asian="15.75pt" style:font-weight-asian="bold" style:font-size-complex="18pt" style:font-weight-complex="bold"/>
    </style:style>
    <style:style style:name="P12"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bold" officeooo:rsid="002010ac" officeooo:paragraph-rsid="00325dd7" style:font-size-asian="15.75pt" style:font-weight-asian="bold" style:font-size-complex="18pt" style:font-weight-complex="bold"/>
    </style:style>
    <style:style style:name="P13"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bold" officeooo:rsid="002010ac" officeooo:paragraph-rsid="0038f254" style:font-size-asian="15.75pt" style:font-weight-asian="bold" style:font-size-complex="18pt" style:font-weight-complex="bold"/>
    </style:style>
    <style:style style:name="P14" style:family="paragraph" style:parent-style-name="Text_20_body">
      <style:paragraph-properties fo:text-align="start" style:justify-single-word="false"/>
      <style:text-properties fo:font-variant="normal" fo:text-transform="none" fo:color="#3d4251" style:text-position="0% 100%" style:font-name="Lora" fo:font-size="12pt" fo:letter-spacing="normal" fo:font-style="normal" fo:font-weight="bold" officeooo:rsid="00325dd7" officeooo:paragraph-rsid="00325dd7" style:font-size-asian="15.75pt" style:font-weight-asian="bold" style:font-size-complex="18pt" style:font-weight-complex="bold"/>
    </style:style>
    <style:style style:name="P15" style:family="paragraph" style:parent-style-name="Text_20_body">
      <style:paragraph-properties fo:text-align="start" style:justify-single-word="false"/>
      <style:text-properties fo:font-variant="normal" fo:text-transform="none" fo:color="#3d4251" style:text-position="0% 100%" style:font-name="Open Sans1" fo:font-size="16pt" fo:letter-spacing="normal" fo:font-style="normal" fo:font-weight="normal" officeooo:rsid="00192080" officeooo:paragraph-rsid="001df21f" style:font-size-asian="16pt" style:font-weight-asian="normal" style:font-size-complex="16pt" style:font-weight-complex="normal"/>
    </style:style>
    <style:style style:name="P16" style:family="paragraph" style:parent-style-name="Text_20_body">
      <style:paragraph-properties fo:text-align="start" style:justify-single-word="false"/>
      <style:text-properties fo:font-variant="normal" fo:text-transform="none" fo:color="#000000" style:text-position="0% 100%" style:font-name="Lora" fo:font-size="12pt" fo:letter-spacing="normal" fo:font-style="normal" fo:font-weight="normal" officeooo:rsid="000fa8a9" officeooo:paragraph-rsid="000fa8a9" style:font-size-asian="15.75pt" style:font-weight-asian="normal" style:font-size-complex="18pt" style:font-weight-complex="normal"/>
    </style:style>
    <style:style style:name="P17" style:family="paragraph" style:parent-style-name="Text_20_body">
      <style:paragraph-properties fo:text-align="start" style:justify-single-word="false"/>
      <style:text-properties fo:font-variant="normal" fo:text-transform="none" fo:color="#000000" style:text-position="0% 100%" style:font-name="monospace" fo:font-size="9pt" fo:letter-spacing="normal" fo:font-style="normal" fo:font-weight="bold" officeooo:rsid="000fa8a9" officeooo:paragraph-rsid="00192080" style:font-size-asian="15.75pt" style:font-weight-asian="bold" style:font-size-complex="18pt" style:font-weight-complex="bold"/>
    </style:style>
    <style:style style:name="P18" style:family="paragraph" style:parent-style-name="Text_20_body">
      <style:paragraph-properties fo:text-align="start" style:justify-single-word="false"/>
      <style:text-properties fo:font-variant="normal" fo:text-transform="none" fo:color="#000000" style:text-position="0% 100%" style:font-name="Open Sans1" fo:font-size="16pt" fo:letter-spacing="normal" fo:font-style="normal" fo:font-weight="bold" officeooo:rsid="00192080" officeooo:paragraph-rsid="00192080" style:font-size-asian="16pt" style:font-weight-asian="bold" style:font-size-complex="16pt" style:font-weight-complex="bold"/>
    </style:style>
    <style:style style:name="P19" style:family="paragraph" style:parent-style-name="Text_20_body">
      <style:paragraph-properties fo:text-align="start" style:justify-single-word="false"/>
      <style:text-properties style:font-name="Lora" fo:font-size="12pt" fo:font-weight="normal" officeooo:paragraph-rsid="0038f254" style:font-size-asian="15.75pt" style:font-weight-asian="normal" style:font-size-complex="18pt" style:font-weight-complex="normal"/>
    </style:style>
    <style:style style:name="P20" style:family="paragraph" style:parent-style-name="Heading_20_2">
      <style:paragraph-properties fo:text-align="start" style:justify-single-word="false"/>
      <style:text-properties fo:color="#252830" style:text-position="0% 100%" style:font-name="Open Sans" fo:font-size="18pt" fo:font-weight="bold" officeooo:rsid="000fa8a9" officeooo:paragraph-rsid="000fa8a9" style:font-size-asian="15.75pt" style:font-size-complex="18pt"/>
    </style:style>
    <style:style style:name="P21" style:family="paragraph" style:parent-style-name="Heading_20_2">
      <style:paragraph-properties fo:text-align="start" style:justify-single-word="false"/>
      <style:text-properties fo:color="#252830" style:text-position="0% 100%" style:font-name="Open Sans" fo:font-size="18pt" fo:font-weight="bold" officeooo:rsid="0014d4b3" officeooo:paragraph-rsid="0014d4b3" style:font-size-asian="15.75pt" style:font-size-complex="18pt"/>
    </style:style>
    <style:style style:name="P22" style:family="paragraph" style:parent-style-name="Heading_20_2">
      <style:paragraph-properties fo:text-align="center" style:justify-single-word="false"/>
      <style:text-properties fo:color="#800000" fo:font-size="24pt" style:text-underline-style="solid" style:text-underline-width="auto" style:text-underline-color="font-color" fo:font-weight="bold" officeooo:rsid="000fa8a9" officeooo:paragraph-rsid="000fa8a9" style:font-size-asian="24pt" style:font-weight-asian="bold" style:font-size-complex="24pt" style:font-weight-complex="bold"/>
    </style:style>
    <style:style style:name="P23" style:family="paragraph" style:parent-style-name="Text_20_body">
      <style:paragraph-properties fo:orphans="2" fo:widows="2" fo:padding="0cm" fo:border="none"/>
      <style:text-properties fo:font-variant="normal" fo:text-transform="none" fo:color="#000000" style:font-name="Lora" fo:font-size="14pt" fo:letter-spacing="normal" fo:font-style="normal" fo:font-weight="normal" style:font-size-asian="14pt" style:font-size-complex="14pt"/>
    </style:style>
    <style:style style:name="P24" style:family="paragraph" style:parent-style-name="Text_20_body" style:list-style-name="L3"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officeooo:paragraph-rsid="003e6f1c"/>
    </style:style>
    <style:style style:name="P25"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text-position="0% 100%" style:font-name="Open Sans1" fo:font-size="16pt" fo:letter-spacing="normal" fo:font-style="normal" fo:font-weight="normal" officeooo:rsid="002bdeb2" officeooo:paragraph-rsid="003e6f1c" style:font-size-asian="16pt" style:font-weight-asian="normal" style:font-size-complex="16pt" style:font-weight-complex="normal"/>
    </style:style>
    <style:style style:name="P26"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text-position="0% 100%" style:font-name="Open Sans1" fo:font-size="16pt" fo:letter-spacing="normal" fo:font-style="normal" fo:font-weight="bold" officeooo:rsid="002bdeb2" officeooo:paragraph-rsid="003e6f1c" style:font-size-asian="16pt" style:font-weight-asian="bold" style:font-size-complex="16pt" style:font-weight-complex="bold"/>
    </style:style>
    <style:style style:name="P27" style:family="paragraph" style:parent-style-name="Text_20_body" style:list-style-name="L4">
      <style:paragraph-properties fo:margin-top="0cm" fo:margin-bottom="0cm" loext:contextual-spacing="false" fo:orphans="2" fo:widows="2" fo:padding="0cm" fo:border="none"/>
      <style:text-properties fo:font-variant="normal" fo:text-transform="none" fo:color="#000000" style:font-name="Lora" fo:font-size="14pt" fo:letter-spacing="normal" fo:font-style="normal" fo:font-weight="normal" style:font-size-asian="14pt" style:font-size-complex="14pt"/>
    </style:style>
    <style:style style:name="P28" style:family="paragraph" style:parent-style-name="Text_20_body" style:list-style-name="L4">
      <style:paragraph-properties fo:orphans="2" fo:widows="2" fo:padding="0cm" fo:border="none"/>
      <style:text-properties fo:font-variant="normal" fo:text-transform="none" fo:color="#000000" style:font-name="Lora" fo:font-size="14pt" fo:letter-spacing="normal" fo:font-style="normal" fo:font-weight="normal" style:font-size-asian="14pt" style:font-size-complex="14pt"/>
    </style:style>
    <style:style style:name="P29" style:family="paragraph" style:parent-style-name="Heading_20_3" style:list-style-name="L1">
      <style:paragraph-properties fo:text-align="start" style:justify-single-word="false"/>
      <style:text-properties fo:font-variant="normal" fo:text-transform="none" fo:color="#000000" style:text-position="0% 100%" style:font-name="Open Sans1" fo:font-size="16pt" fo:letter-spacing="normal" fo:font-style="normal" fo:font-weight="bold" officeooo:rsid="002bdeb2" officeooo:paragraph-rsid="002afa00" style:font-size-asian="16pt" style:font-weight-asian="normal" style:font-size-complex="16pt" style:font-weight-complex="normal"/>
    </style:style>
    <style:style style:name="P30" style:family="paragraph" style:parent-style-name="Heading_20_3" style:list-style-name="L2">
      <style:paragraph-properties fo:text-align="start" style:justify-single-word="false"/>
      <style:text-properties fo:font-variant="normal" fo:text-transform="none" fo:color="#000000" style:text-position="0% 100%" style:font-name="Open Sans1" fo:font-size="16pt" fo:letter-spacing="normal" fo:font-style="normal" fo:font-weight="bold" officeooo:rsid="002bdeb2" officeooo:paragraph-rsid="00325dd7" style:font-size-asian="16pt" style:font-weight-asian="normal" style:font-size-complex="16pt" style:font-weight-complex="normal"/>
    </style:style>
    <style:style style:name="P31" style:family="paragraph" style:parent-style-name="Heading_20_3" style:list-style-name="L3">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text-position="0% 100%" style:font-name="Open Sans1" fo:font-size="16pt" fo:letter-spacing="normal" fo:font-style="normal" fo:font-weight="bold" officeooo:rsid="002bdeb2" officeooo:paragraph-rsid="003e6f1c" style:font-size-asian="16pt" style:font-weight-asian="bold" style:font-size-complex="16pt" style:font-weight-complex="bold"/>
    </style:style>
    <style:style style:name="T1" style:family="text">
      <style:text-properties fo:color="#000000"/>
    </style:style>
    <style:style style:name="T2" style:family="text">
      <style:text-properties fo:color="#000000" style:font-name="Open Sans1" fo:font-size="16pt" style:font-size-asian="16pt"/>
    </style:style>
    <style:style style:name="T3" style:family="text">
      <style:text-properties fo:color="#000000" style:font-name="Open Sans1" fo:font-size="16pt" style:font-size-asian="16pt" style:font-size-complex="16pt"/>
    </style:style>
    <style:style style:name="T4" style:family="text">
      <style:text-properties fo:color="#000000" style:font-name="Open Sans1" fo:font-size="16pt" officeooo:rsid="00192080" style:font-size-asian="16pt" style:font-size-complex="16pt"/>
    </style:style>
    <style:style style:name="T5" style:family="text">
      <style:text-properties fo:color="#000000" style:font-name="Open Sans1" fo:font-size="16pt" officeooo:rsid="0020542c" style:font-size-asian="16pt" style:font-size-complex="16pt"/>
    </style:style>
    <style:style style:name="T6" style:family="text">
      <style:text-properties fo:color="#000000" style:font-name="Open Sans1" fo:font-size="16pt" officeooo:rsid="002109d6" style:font-size-asian="16pt" style:font-size-complex="16pt"/>
    </style:style>
    <style:style style:name="T7" style:family="text">
      <style:text-properties fo:color="#000000" style:font-name="Open Sans1" fo:font-size="16pt" officeooo:rsid="002bdeb2" style:font-size-asian="16pt" style:font-size-complex="16pt"/>
    </style:style>
    <style:style style:name="T8" style:family="text">
      <style:text-properties fo:color="#000000" style:font-name="Open Sans1" fo:font-size="16pt" officeooo:rsid="00325dd7" style:font-size-asian="16pt" style:font-size-complex="16pt"/>
    </style:style>
    <style:style style:name="T9" style:family="text">
      <style:text-properties fo:color="#000000" style:font-name="Open Sans1" fo:font-size="16pt" officeooo:rsid="0038f254" style:font-size-asian="16pt" style:font-size-complex="16pt"/>
    </style:style>
    <style:style style:name="T10" style:family="text">
      <style:text-properties fo:color="#000000" style:font-name="Open Sans1" fo:font-size="16pt" fo:background-color="#ffff66" loext:char-shading-value="0" style:font-size-asian="16pt"/>
    </style:style>
    <style:style style:name="T11" style:family="text">
      <style:text-properties fo:color="#000000" style:font-name="Open Sans1" fo:font-size="16pt" officeooo:rsid="00192080" fo:background-color="#ffff66" loext:char-shading-value="0" style:font-size-asian="16pt" style:font-size-complex="16pt"/>
    </style:style>
    <style:style style:name="T12" style:family="text">
      <style:text-properties fo:color="#000000" style:font-name="Open Sans1" fo:font-size="16pt" officeooo:rsid="0024f294" fo:background-color="#ffff66" loext:char-shading-value="0" style:font-size-asian="16pt" style:font-size-complex="16pt"/>
    </style:style>
    <style:style style:name="T13" style:family="text">
      <style:text-properties fo:color="#000000" style:font-name="Open Sans1" fo:font-size="16pt" officeooo:rsid="002bdeb2" fo:background-color="#ffff66" loext:char-shading-value="0" style:font-size-asian="16pt" style:font-size-complex="16pt"/>
    </style:style>
    <style:style style:name="T14" style:family="text">
      <style:text-properties officeooo:rsid="00104cd2"/>
    </style:style>
    <style:style style:name="T15" style:family="text">
      <style:text-properties style:font-name="Open Sans1" fo:font-size="16pt" style:font-size-asian="16pt" style:font-size-complex="16pt"/>
    </style:style>
    <style:style style:name="T16" style:family="text">
      <style:text-properties style:font-name="Open Sans1" fo:font-size="16pt" officeooo:rsid="001768e9" style:font-size-asian="16pt" style:font-size-complex="16pt"/>
    </style:style>
    <style:style style:name="T17" style:family="text">
      <style:text-properties style:font-name="Open Sans1" fo:font-size="16pt" officeooo:rsid="00192080" style:font-size-asian="16pt" style:font-size-complex="16pt"/>
    </style:style>
    <style:style style:name="T18" style:family="text">
      <style:text-properties style:font-name="Open Sans1" fo:font-size="16pt" officeooo:rsid="001bc08f" style:font-size-asian="16pt" style:font-size-complex="16pt"/>
    </style:style>
    <style:style style:name="T19" style:family="text">
      <style:text-properties style:font-name="Open Sans1" fo:font-size="16pt" officeooo:rsid="00264bef" style:font-size-asian="16pt" style:font-size-complex="16pt"/>
    </style:style>
    <style:style style:name="T20" style:family="text">
      <style:text-properties style:font-name="Open Sans1" fo:font-size="16pt" fo:background-color="#ffff66" loext:char-shading-value="0" style:font-size-asian="16pt" style:font-size-complex="16pt"/>
    </style:style>
    <style:style style:name="T21" style:family="text">
      <style:text-properties style:font-name="Open Sans1" fo:font-size="16pt" officeooo:rsid="0025a108" fo:background-color="#ffff66" loext:char-shading-value="0" style:font-size-asian="16pt" style:font-size-complex="16pt"/>
    </style:style>
    <style:style style:name="T22" style:family="text">
      <style:text-properties style:font-name="Open Sans1" fo:font-size="16pt" fo:font-weight="bold" style:font-size-asian="16pt" style:font-weight-asian="bold" style:font-size-complex="16pt" style:font-weight-complex="bold"/>
    </style:style>
    <style:style style:name="T23" style:family="text">
      <style:text-properties officeooo:rsid="00104cd2" fo:background-color="#ffff66" loext:char-shading-value="0"/>
    </style:style>
    <style:style style:name="T24" style:family="text">
      <style:text-properties fo:font-variant="normal" fo:text-transform="none" style:font-name="Open Sans1" fo:font-size="16pt" fo:letter-spacing="normal" fo:font-style="normal" fo:font-weight="normal" style:font-size-asian="16pt" style:font-size-complex="16pt"/>
    </style:style>
    <style:style style:name="T25" style:family="text">
      <style:text-properties fo:font-variant="normal" fo:text-transform="none" style:font-name="Open Sans1" fo:font-size="16pt" fo:letter-spacing="normal" fo:font-style="normal" fo:font-weight="normal" fo:background-color="#ffff66" loext:char-shading-value="0" style:font-size-asian="16pt" style:font-size-complex="16pt"/>
    </style:style>
    <style:style style:name="T26" style:family="text">
      <style:text-properties fo:font-variant="normal" fo:text-transform="none" style:text-line-through-style="none" style:text-line-through-type="none" style:font-name="Open Sans1" fo:font-size="16pt" fo:letter-spacing="normal" fo:font-style="normal" style:text-underline-style="none" fo:font-weight="normal" style:text-blinking="false" style:font-size-asian="16pt" style:font-size-complex="16pt"/>
    </style:style>
    <style:style style:name="T27" style:family="text">
      <style:text-properties fo:font-variant="normal" fo:text-transform="none" fo:color="#000000" style:text-position="0% 100%" style:font-name="Open Sans1" fo:font-size="16pt" fo:letter-spacing="normal" fo:font-style="normal" fo:font-weight="normal" officeooo:rsid="002bdeb2" style:font-size-asian="16pt" style:font-weight-asian="normal" style:font-size-complex="16pt" style:font-weight-complex="normal"/>
    </style:style>
    <style:style style:name="T28" style:family="text">
      <style:text-properties fo:font-variant="normal" fo:text-transform="none" fo:color="#000000" style:text-position="0% 100%" style:font-name="Open Sans1" fo:font-size="16pt" fo:letter-spacing="normal" fo:font-style="normal" fo:font-weight="normal" officeooo:rsid="002bdeb2" fo:background-color="#ffff00" loext:char-shading-value="0" style:font-size-asian="16pt" style:font-weight-asian="normal" style:font-size-complex="16pt" style:font-weight-complex="normal"/>
    </style:style>
    <style:style style:name="T29" style:family="text">
      <style:text-properties fo:font-variant="normal" fo:text-transform="none" fo:color="#000000" style:text-position="0% 100%" style:font-name="Open Sans1" fo:font-size="16pt" fo:letter-spacing="normal" fo:font-style="normal" fo:font-weight="normal" officeooo:rsid="002bdeb2" fo:background-color="#ffff00" loext:char-shading-value="0" style:font-size-asian="16pt" style:font-weight-asian="normal" style:font-size-complex="16pt" style:font-weight-complex="normal" loext:padding="0cm" loext:border="none"/>
    </style:style>
    <style:style style:name="T30" style:family="text">
      <style:text-properties fo:font-variant="normal" fo:text-transform="none" fo:color="#000000" style:text-position="0% 100%" style:font-name="Open Sans1" fo:font-size="16pt" fo:letter-spacing="normal" fo:font-style="normal" officeooo:rsid="0020542c" style:font-size-asian="16pt" style:font-size-complex="16pt"/>
    </style:style>
    <style:style style:name="T31" style:family="text">
      <style:text-properties fo:font-variant="normal" fo:text-transform="none" fo:color="#000000" style:text-position="0% 100%" style:font-name="Open Sans1" fo:font-size="16pt" fo:letter-spacing="normal" fo:font-style="normal" officeooo:rsid="002bdeb2" style:font-size-asian="16pt" style:font-size-complex="16pt"/>
    </style:style>
    <style:style style:name="T32" style:family="text">
      <style:text-properties fo:font-size="12pt" style:font-size-asian="12pt" style:font-size-complex="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Decorators</text:h>
      <text:h text:style-name="P21" text:outline-level="2"><text:a xlink:type="simple" xlink:href="https://www.datacamp.com/community/tutorials/decorators-python" text:style-name="Internet_20_link" text:visited-style-name="Visited_20_Internet_20_Link"><text:span text:style-name="T32">https://www.datacamp.com/community/tutorials/decorators-python</text:span></text:a></text:h>
      <text:h text:style-name="P20" text:outline-level="2">What are decorators in Python?</text:h>
      <text:p text:style-name="P3"><text:tab/><text:span text:style-name="T1">Decorators is used to add functionality to an exicting code.</text:span></text:p>
      <text:p text:style-name="P2"><text:tab/><text:span text:style-name="T14">A decorator is a design pattern in Python that allows a user to </text:span><text:span text:style-name="T23">add new functionality</text:span><text:span text:style-name="T14"> to an </text:span><text:span text:style-name="T23">existing object without modifying its structure</text:span><text:span text:style-name="T14">.</text:span></text:p>
      <text:p text:style-name="P4"><text:tab/><text:span text:style-name="T2">Decorators are usually </text:span><text:span text:style-name="T10">called</text:span><text:span text:style-name="T2"> </text:span><text:span text:style-name="T10">before</text:span><text:span text:style-name="T2"> the definition of a </text:span><text:span text:style-name="T10">function</text:span><text:span text:style-name="T2"> you want to decorate</text:span></text:p>
      <text:p text:style-name="P1"><text:span text:style-name="T24"><text:tab/>Functions in Python are </text:span><text:a xlink:type="simple" xlink:href="https://en.wikipedia.org/wiki/First-class_citizen" text:style-name="Internet_20_link" text:visited-style-name="Visited_20_Internet_20_Link"><text:span text:style-name="T26">first class citizens</text:span></text:a><text:span text:style-name="T24">. This means that they support operations such as </text:span><text:span text:style-name="T25">being passed as an argument, returned from a function, modified, and assigned to a variable.</text:span><text:span text:style-name="T24"> This is a fundamental concept to understand before we delve into creating Python decorators.</text:span></text:p>
      <text:p text:style-name="P16"><text:span text:style-name="T16"><text:tab/></text:span><text:span text:style-name="T15">Our decorator function </text:span><text:span text:style-name="T20">takes a function as an argument</text:span><text:span text:style-name="T15">, and we shall, therefore, define a function and pass it to our decorator. We learned earlier that we could assign a function to a variable. We'll use that trick to call our decorator function.</text:span></text:p>
      <text:p text:style-name="P16"><text:span text:style-name="T15"><text:tab/></text:span><text:span text:style-name="T21">Syntax</text:span><text:span text:style-name="T17">:</text:span></text:p>
      <text:p text:style-name="P17"><text:span text:style-name="T17">decorate = uppercase_decorator(</text:span><text:span text:style-name="T19">function_name</text:span><text:span text:style-name="T17">) #It is decorator function </text:span><text:span text:style-name="T18">and accept the other function as argument</text:span></text:p>
      <text:p text:style-name="P18">decorate()</text:p>
      <text:p text:style-name="P15"/>
      <text:p text:style-name="P15"/>
      <text:p text:style-name="P5"><text:soft-page-break/><text:span text:style-name="T17"><text:tab/></text:span><text:span text:style-name="T4">However, Python provides a much easier way for us to apply decorators. We simply use the </text:span><text:span text:style-name="T11">@</text:span><text:span text:style-name="T4"> symbol </text:span><text:span text:style-name="T11">before the function</text:span><text:span text:style-name="T4"> we'd like to decorate.</text:span></text:p>
      <text:p text:style-name="P6"><text:span text:style-name="T12">Syntax</text:span><text:span text:style-name="T3">:</text:span></text:p>
      <text:p text:style-name="P11"><text:span text:style-name="T3">@Decorator </text:span><text:span text:style-name="T6">function </text:span><text:span text:style-name="T3">n</text:span><text:span text:style-name="T5">ame</text:span></text:p>
      <text:p text:style-name="P9"><text:span text:style-name="T5">d</text:span><text:span text:style-name="T3">ef function_name(arguments...) </text:span><text:span text:style-name="T7">#before it add the decorator</text:span></text:p>
      <text:list xml:id="list396558123696048526" text:style-name="L1">
        <text:list-item>
          <text:h text:style-name="P29" text:outline-level="3"><text:bookmark text:name="applying-multiple-decorators-to-a-single-function"/>Applying Multiple Decorators to a Single Function</text:h>
        </text:list-item>
      </text:list>
      <text:p text:style-name="P9"><text:span text:style-name="T7"><text:tab/>We can use multiple decorators to a </text:span><text:span text:style-name="T13">single function</text:span><text:span text:style-name="T7">. However, the decorators will be applied in the order that we've called them</text:span></text:p>
      <text:p text:style-name="P7"><text:span text:style-name="T12">Syntax</text:span><text:span text:style-name="T3">:</text:span></text:p>
      <text:p text:style-name="P12"><text:span text:style-name="T3">@Decorator</text:span><text:span text:style-name="T8">1</text:span><text:span text:style-name="T3"> </text:span><text:span text:style-name="T6">function </text:span><text:span text:style-name="T3">n</text:span><text:span text:style-name="T5">ame</text:span></text:p>
      <text:p text:style-name="P14"><text:span text:style-name="T5">@</text:span><text:span text:style-name="T3">Decorator2 function name</text:span></text:p>
      <text:p text:style-name="P10"><text:span text:style-name="T5">d</text:span><text:span text:style-name="T7">ef function_name(arguments...) #before it add the decorator</text:span></text:p>
      <text:list xml:id="list8612812665251915259" text:style-name="L2">
        <text:list-item>
          <text:h text:style-name="P30" text:outline-level="3"><text:bookmark text:name="accepting-arguments-in-decorator-functions"/>Accepting Arguments in Decorator Functions</text:h>
        </text:list-item>
      </text:list>
      <text:p text:style-name="Text_20_body"><text:line-break/><text:tab/><text:span text:style-name="T27">Sometimes we might need to define a decorator that accepts arguments. We achieve this by passing the arguments to the wrapper function. The arguments will then be passed to the function that is being decorated at call time.</text:span></text:p>
      <text:p text:style-name="P8"><text:span text:style-name="T12">Syntax</text:span><text:span text:style-name="T3">:</text:span></text:p>
      <text:p text:style-name="P13"><text:span text:style-name="T3">@Decorator</text:span><text:span text:style-name="T8">1</text:span><text:span text:style-name="T3"> </text:span><text:span text:style-name="T6">function </text:span><text:span text:style-name="T3">n</text:span><text:span text:style-name="T5">ame</text:span><text:span text:style-name="T8"> </text:span><text:span text:style-name="T9">with arguments</text:span></text:p>
      <text:p text:style-name="P19"><text:span text:style-name="T30">d</text:span><text:span text:style-name="T31">ef function_name(arguments...) #before it add the decorator</text:span><text:bookmark text:name="defining-general-purpose-decorators"/></text:p>
      <text:list xml:id="list778431910079457781" text:style-name="L3">
        <text:list-item>
          <text:p text:style-name="P24"><text:soft-page-break/><text:span text:style-name="T22">Defining General Purpose Decorator</text:span><text:line-break/> <text:span text:style-name="T27">To define a general purpose decorator that can be applied to any function we use  <text:s/></text:span><text:span text:style-name="Source_20_Text"><text:span text:style-name="T29">args</text:span></text:span><text:span text:style-name="T28"> </text:span><text:span text:style-name="T27"> and</text:span><text:span text:style-name="T28"> </text:span><text:span text:style-name="Source_20_Text"><text:span text:style-name="T29">**kwargs</text:span></text:span><text:span text:style-name="T27">. </text:span><text:span text:style-name="T28"> </text:span><text:span text:style-name="Source_20_Text"><text:span text:style-name="T29">args</text:span></text:span><text:span text:style-name="T28"> </text:span><text:span text:style-name="T27">and  </text:span><text:span text:style-name="Source_20_Text"><text:span text:style-name="T29">**kwargs</text:span></text:span><text:span text:style-name="T28"> </text:span><text:span text:style-name="T27"> <text:s/>collect all positional and keyword arguments and stores them in the args and kwargs variables. </text:span><text:span text:style-name="T28"> </text:span><text:span text:style-name="Source_20_Text"><text:span text:style-name="T29">args</text:span></text:span><text:span text:style-name="T28"> </text:span><text:span text:style-name="T27">and </text:span><text:span text:style-name="T28"> </text:span><text:span text:style-name="Source_20_Text"><text:span text:style-name="T29">kwargs</text:span></text:span><text:span text:style-name="T28"> </text:span><text:span text:style-name="T27">allow us to pass as many arguments as we would like during function calls.</text:span></text:p>
        </text:list-item>
        <text:list-item>
          <text:h text:style-name="P31" text:outline-level="3"><text:bookmark text:name="python-decorators-summary"/>Python Decorators Summary</text:h>
        </text:list-item>
      </text:list>
      <text:p text:style-name="P25"><text:tab/>Decorators dynamically alter the functionality of a function, method, or class without having to directly use subclasses or change the source code of the function being decorated. Using decorators in Python also ensures that your code is DRY(Don't Repeat Yourself). Decorators have several use cases such as:</text:p>
      <text:list xml:id="list5140893042786656688" text:style-name="L4">
        <text:list-item>
          <text:p text:style-name="P27">Authorization in Python frameworks such as Flask and Django</text:p>
        </text:list-item>
        <text:list-item>
          <text:p text:style-name="P27">Logging</text:p>
        </text:list-item>
        <text:list-item>
          <text:p text:style-name="P27">Measuring execution time</text:p>
        </text:list-item>
        <text:list-item>
          <text:p text:style-name="P28">Synchronization</text:p>
        </text:list-item>
      </text:list>
      <text:p text:style-name="P23"/>
      <text:p text:style-name="P26"><text:bookmark text:name="debugging-deco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ans-serif"/>
    <style:font-face style:name="Lora" svg:font-family="Lora, serif"/>
    <style:font-face style:name="Open Sans" svg:font-family="'Open Sans', sans-serif"/>
    <style:font-face style:name="monospace" svg:font-family="monospace"/>
    <style:font-face style:name="FreeSans1" svg:font-family="FreeSans" style:font-family-generic="swiss"/>
    <style:font-face style:name="Open Sans1" svg:font-family="'Open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6:32:57.603750611</meta:creation-date>
    <dc:date>2019-01-10T10:39:49.008366800</dc:date>
    <meta:editing-duration>PT3H41M38S</meta:editing-duration>
    <meta:editing-cycles>49</meta:editing-cycles>
    <meta:generator>LibreOffice/5.1.6.2$Linux_X86_64 LibreOffice_project/10m0$Build-2</meta:generator>
    <meta:document-statistic meta:table-count="0" meta:image-count="0" meta:object-count="0" meta:page-count="3" meta:paragraph-count="33" meta:word-count="422" meta:character-count="2746" meta:non-whitespace-character-count="2344"/>
  </office:meta>
</office:document-meta>
</file>